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os(A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-sin<text:span text:style-name="T1">(</text:span>A<text:span text:style-name="T1">)</text:span>sin(B)</text:p>
          </table:table-cell>
          <table:table-cell office:value-type="string" calcext:value-type="string">
            <text:p>-sin(A)cos<text:span text:style-name="T1">(</text:span>B<text:span text:style-name="T1">)</text:span></text:p>
          </table:table-cell>
          <table:table-cell/>
          <table:table-cell office:value-type="string" calcext:value-type="string">
            <text:p>cos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sin<text:span text:style-name="T1">(</text:span>A<text:span text:style-name="T1">)</text:span>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sin<text:span text:style-name="T1">(</text:span>B<text:span text:style-name="T1">)</text:span></text:p>
          </table:table-cell>
          <table:table-cell/>
          <table:table-cell office:value-type="string" calcext:value-type="string">
            <text:p>-sin(A)sin<text:span text:style-name="T1">(</text:span>B<text:span text:style-name="T1">)</text:span></text:p>
          </table:table-cell>
          <table:table-cell office:value-type="string" calcext:value-type="string">
            <text:p>cos(B)</text:p>
          </table:table-cell>
          <table:table-cell office:value-type="string" calcext:value-type="string">
            <text:p>-cos(A)sin<text:span text:style-name="T1">(</text:span>B<text:span text:style-name="T1">)</text:span></text:p>
          </table:table-cell>
        </table:table-row>
        <table:table-row table:style-name="ro1">
          <table:table-cell office:value-type="string" calcext:value-type="string">
            <text:p>sin(A)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s(A)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in(B)</text:p>
          </table:table-cell>
          <table:table-cell office:value-type="string" calcext:value-type="string">
            <text:p>cos(B)</text:p>
          </table:table-cell>
          <table:table-cell/>
          <table:table-cell office:value-type="string" calcext:value-type="string">
            <text:p>sin(A)</text:p>
          </table:table-cell>
          <table:table-cell office:value-type="string" calcext:value-type="string">
            <text:p>cos(A)sin(B)</text:p>
          </table:table-cell>
          <table:table-cell office:value-type="string" calcext:value-type="string">
            <text:p>cos(A)cos(B)</text:p>
          </table:table-cell>
          <table:table-cell/>
          <table:table-cell office:value-type="string" calcext:value-type="string">
            <text:p>sin(A)cos(B)</text:p>
          </table:table-cell>
          <table:table-cell table:number-columns-repeated="2"/>
        </table:table-row>
        <table:table-row table:style-name="ro1" table:number-rows-repeated="104857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osition =</text:p>
          </table:table-cell>
          <table:table-cell office:value-type="float" office:value="864" calcext:value-type="float">
            <text:p>86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Total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size =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COS([.$B$15])" office:value-type="float" office:value="0.990642897899542" calcext:value-type="float">
            <text:p>0.99064289789954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136479481392619" calcext:value-type="float">
            <text:p>0.1364794813926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E2]*[.I2]+[.F2]*[.I3]+[.G2]*[.I4]" office:value-type="float" office:value="0.990642897899542" calcext:value-type="float">
            <text:p>0.990642897899542</text:p>
          </table:table-cell>
          <table:table-cell table:formula="of:=[.E2]*[.J2]+[.F2]*[.J3]+[.G2]*[.J4]" office:value-type="float" office:value="0" calcext:value-type="float">
            <text:p>0</text:p>
          </table:table-cell>
          <table:table-cell table:formula="of:=[.E2]*[.K2]+[.F2]*[.K3]+[.G2]*[.K4]" office:value-type="float" office:value="0.136479481392619" calcext:value-type="float">
            <text:p>0.1364794813926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2]*[.$Q$2]+[.N2]*[.$Q$3]+[.O2]*[.$Q$4]" office:value-type="float" office:value="-0.177222936167936" calcext:value-type="float">
            <text:p>-0.177222936167936</text:p>
          </table:table-cell>
        </table:table-row>
        <table:table-row table:style-name="ro1">
          <table:table-cell office:value-type="string" calcext:value-type="string">
            <text:p>fov = </text:p>
          </table:table-cell>
          <table:table-cell office:value-type="float" office:value="180" calcext:value-type="float">
            <text:p>180</text:p>
          </table:table-cell>
          <table:table-cell table:formula="of:=([.$B$3]/180)*PI()" office:value-type="float" office:value="3.14159265358979" calcext:value-type="float">
            <text:p>3.14159265358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table:formula="of:=[.E3]*[.I2]+[.F3]*[.I3]+[.G3]*[.I4]" office:value-type="float" office:value="0" calcext:value-type="float">
            <text:p>0</text:p>
          </table:table-cell>
          <table:table-cell table:formula="of:=[.E3]*[.J2]+[.F3]*[.J3]+[.G3]*[.J4]" office:value-type="float" office:value="1" calcext:value-type="float">
            <text:p>1</text:p>
          </table:table-cell>
          <table:table-cell table:formula="of:=[.E3]*[.K2]+[.F3]*[.K3]+[.G3]*[.K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3]*[.$Q$2]+[.N3]*[.$Q$3]+[.O3]*[.$Q$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IN([.$B$15])" office:value-type="float" office:value="-0.136479481392619" calcext:value-type="float">
            <text:p>-0.136479481392619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0642897899542" calcext:value-type="float">
            <text:p>0.990642897899542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[.E4]*[.I2]+[.F4]*[.I3]+[.G4]*[.I4]" office:value-type="float" office:value="-0.136479481392619" calcext:value-type="float">
            <text:p>-0.136479481392619</text:p>
          </table:table-cell>
          <table:table-cell table:formula="of:=[.E4]*[.J2]+[.F4]*[.J3]+[.G4]*[.J4]" office:value-type="float" office:value="0" calcext:value-type="float">
            <text:p>0</text:p>
          </table:table-cell>
          <table:table-cell table:formula="of:=[.E4]*[.K2]+[.F4]*[.K3]+[.G4]*[.K4]" office:value-type="float" office:value="0.990642897899542" calcext:value-type="float">
            <text:p>0.990642897899542</text:p>
          </table:table-cell>
          <table:table-cell/>
          <table:table-cell table:formula="of:=-[.$B$10]" office:value-type="float" office:value="-1.29853172330065" calcext:value-type="float">
            <text:p>-1.29853172330065</text:p>
          </table:table-cell>
          <table:table-cell/>
          <table:table-cell table:formula="of:=[.M4]*[.$Q$2]+[.N4]*[.$Q$3]+[.O4]*[.$Q$4]" office:value-type="float" office:value="-1.28638122938505" calcext:value-type="float">
            <text:p>-1.28638122938505</text:p>
          </table:table-cell>
        </table:table-row>
        <table:table-row table:style-name="ro1">
          <table:table-cell office:value-type="string" calcext:value-type="string">
            <text:p>screenMin = </text:p>
          </table:table-cell>
          <table:table-cell table:formula="of:=MIN([.$B$2];  [.$C$2])" office:value-type="float" office:value="1080" calcext:value-type="float">
            <text:p>10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pRight =</text:p>
          </table:table-cell>
          <table:table-cell table:formula="of:=[.B2]/[.$B$5]" office:value-type="float" office:value="1.77777777777778" calcext:value-type="float">
            <text:p>1.77777777777778</text:p>
          </table:table-cell>
          <table:table-cell table:formula="of:=[.C2]/[.$B$5]" office:value-type="float" office:value="1" calcext:value-type="float">
            <text:p>1</text:p>
          </table:table-cell>
          <table:table-cell/>
          <table:table-cell office:value-type="string" calcext:value-type="string" table:number-columns-spanned="3" table:number-rows-spanned="1">
            <text:p>Rotation Matrix 2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Matrix 1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Inverted Rotation Matrix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Screen Vector</text:p>
          </table:table-cell>
        </table:table-row>
        <table:table-row table:style-name="ro1">
          <table:table-cell office:value-type="string" calcext:value-type="string">
            <text:p>viewSize =</text:p>
          </table:table-cell>
          <table:table-cell table:formula="of:=[.B6]*2" office:value-type="float" office:value="3.55555555555556" calcext:value-type="float">
            <text:p>3.55555555555556</text:p>
          </table:table-cell>
          <table:table-cell table:formula="of:=[.C6]*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S([.$B$15])" office:value-type="float" office:value="0.990642897899542" calcext:value-type="float">
            <text:p>0.99064289789954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136479481392619" calcext:value-type="float">
            <text:p>0.136479481392619</text:p>
          </table:table-cell>
          <table:table-cell/>
          <table:table-cell table:formula="of:=[.E7]*[.I7]+[.F7]*[.I8]+[.G7]*[.I9]" office:value-type="float" office:value="0.990642897899542" calcext:value-type="float">
            <text:p>0.990642897899542</text:p>
          </table:table-cell>
          <table:table-cell table:formula="of:=[.E7]*[.J7]+[.F7]*[.J8]+[.G7]*[.J9]" office:value-type="float" office:value="0" calcext:value-type="float">
            <text:p>0</text:p>
          </table:table-cell>
          <table:table-cell table:formula="of:=[.E7]*[.K7]+[.F7]*[.K8]+[.G7]*[.K9]" office:value-type="float" office:value="0.136479481392619" calcext:value-type="float">
            <text:p>0.13647948139261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7]*[.$Q7]+[.N7]*[.$Q8]+[.O7]*[.$Q9]" office:value-type="float" office:value="-0.177222936167936" calcext:value-type="float">
            <text:p>-0.177222936167936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*[.I7]+[.F8]*[.I8]+[.G8]*[.I9]" office:value-type="float" office:value="0" calcext:value-type="float">
            <text:p>0</text:p>
          </table:table-cell>
          <table:table-cell table:formula="of:=[.E8]*[.J7]+[.F8]*[.J8]+[.G8]*[.J9]" office:value-type="float" office:value="1" calcext:value-type="float">
            <text:p>1</text:p>
          </table:table-cell>
          <table:table-cell table:formula="of:=[.E8]*[.K7]+[.F8]*[.K8]+[.G8]*[.K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8]*[.$Q7]+[.N8]*[.$Q8]+[.O8]*[.$Q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gonal =</text:p>
          </table:table-cell>
          <table:table-cell table:formula="of:=SQRT([.$B7]*[.$B7] + [.$C7]*[.$C7])" office:value-type="float" office:value="4.07945772237463" calcext:value-type="float">
            <text:p>4.079457722374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table:formula="of:=SIN([.$B$15])" office:value-type="float" office:value="-0.136479481392619" calcext:value-type="float">
            <text:p>-0.136479481392619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0642897899542" calcext:value-type="float">
            <text:p>0.990642897899542</text:p>
          </table:table-cell>
          <table:table-cell/>
          <table:table-cell table:formula="of:=[.E9]*[.I7]+[.F9]*[.I8]+[.G9]*[.I9]" office:value-type="float" office:value="-0.136479481392619" calcext:value-type="float">
            <text:p>-0.136479481392619</text:p>
          </table:table-cell>
          <table:table-cell table:formula="of:=[.E9]*[.J7]+[.F9]*[.J8]+[.G9]*[.J9]" office:value-type="float" office:value="0" calcext:value-type="float">
            <text:p>0</text:p>
          </table:table-cell>
          <table:table-cell table:formula="of:=[.E9]*[.K7]+[.F9]*[.K8]+[.G9]*[.K9]" office:value-type="float" office:value="0.990642897899542" calcext:value-type="float">
            <text:p>0.990642897899542</text:p>
          </table:table-cell>
          <table:table-cell/>
          <table:table-cell table:formula="of:=-[.$B$10]" office:value-type="float" office:value="-1.29853172330065" calcext:value-type="float">
            <text:p>-1.29853172330065</text:p>
          </table:table-cell>
          <table:table-cell/>
          <table:table-cell table:formula="of:=[.M9]*[.$Q7]+[.N9]*[.$Q8]+[.O9]*[.$Q9]" office:value-type="float" office:value="-1.28638122938505" calcext:value-type="float">
            <text:p>-1.28638122938505</text:p>
          </table:table-cell>
        </table:table-row>
        <table:table-row table:style-name="ro1">
          <table:table-cell office:value-type="string" calcext:value-type="string">
            <text:p>radius = </text:p>
          </table:table-cell>
          <table:table-cell table:formula="of:=[.$B$9]/[.$C$3]" office:value-type="float" office:value="1.29853172330065" calcext:value-type="float">
            <text:p>1.2985317233006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Rotation X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Rotation Y</text:p>
          </table:table-cell>
          <table:covered-table-cell table:number-columns-repeated="2"/>
          <table:table-cell/>
          <table:table-cell office:value-type="string" calcext:value-type="string">
            <text:p>Center Vector</text:p>
          </table:table-cell>
          <table:table-cell/>
          <table:table-cell office:value-type="string" calcext:value-type="string">
            <text:p>View Vector</text:p>
          </table:table-cell>
          <table:table-cell/>
          <table:table-cell office:value-type="string" calcext:value-type="string">
            <text:p>Direction Vector</text:p>
          </table:table-cell>
          <table:table-cell/>
          <table:table-cell office:value-type="string" calcext:value-type="string">
            <text:p>Origin Vector</text:p>
          </table:table-cell>
        </table:table-row>
        <table:table-row table:style-name="ro1">
          <table:table-cell office:value-type="string" calcext:value-type="string">
            <text:p>screenRelativePosition = </text:p>
          </table:table-cell>
          <table:table-cell table:formula="of:=[.B1]/[.B2]" office:value-type="float" office:value="0.45" calcext:value-type="float">
            <text:p>0.45</text:p>
          </table:table-cell>
          <table:table-cell table:formula="of:=[.C1]/[.C2]" office:value-type="float" office:value="0.5" calcext:value-type="float">
            <text:p>0.5</text:p>
          </table:table-cell>
          <table:table-cell/>
          <table:table-cell table:formula="of:=COS([.$B$15])" office:value-type="float" office:value="0.990642897899542" calcext:value-type="float">
            <text:p>0.990642897899542</text:p>
          </table:table-cell>
          <table:table-cell office:value-type="float" office:value="0" calcext:value-type="float">
            <text:p>0</text:p>
          </table:table-cell>
          <table:table-cell table:formula="of:=-SIN([.$B$15])" office:value-type="float" office:value="0.136479481392619" calcext:value-type="float">
            <text:p>0.1364794813926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E$12]*[.$M$12]+[.$F$12]*[.$M$13]+[.$G$12]*[.$M$14]" office:value-type="float" office:value="0.136479481392619" calcext:value-type="float">
            <text:p>0.136479481392619</text:p>
          </table:table-cell>
          <table:table-cell/>
          <table:table-cell table:formula="of:=-[.O12]" office:value-type="float" office:value="-0.136479481392619" calcext:value-type="float">
            <text:p>-0.13647948139261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eenArcLength = </text:p>
          </table:table-cell>
          <table:table-cell table:formula="of:=[.B12]*[.B7]-[.B7]*0.5" office:value-type="float" office:value="-0.177777777777778" calcext:value-type="float">
            <text:p>-0.177777777777778</text:p>
          </table:table-cell>
          <table:table-cell table:formula="of:=[.C12]*[.C7]-[.C7]*0.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 table:formula="of:=-SIN([.$C$15]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I$13]*[.$M$12]+[.$J$13]*[.$M$13]+[.$K$13]*[.$M$14]" office:value-type="float" office:value="0" calcext:value-type="float">
            <text:p>0</text:p>
          </table:table-cell>
          <table:table-cell/>
          <table:table-cell table:formula="of:=-[.O13]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IN([.$B$15])" office:value-type="float" office:value="-0.136479481392619" calcext:value-type="float">
            <text:p>-0.136479481392619</text:p>
          </table:table-cell>
          <table:table-cell office:value-type="float" office:value="0" calcext:value-type="float">
            <text:p>0</text:p>
          </table:table-cell>
          <table:table-cell table:formula="of:=COS([.$B$15])" office:value-type="float" office:value="0.990642897899542" calcext:value-type="float">
            <text:p>0.990642897899542</text:p>
          </table:table-cell>
          <table:table-cell/>
          <table:table-cell office:value-type="float" office:value="0" calcext:value-type="float">
            <text:p>0</text:p>
          </table:table-cell>
          <table:table-cell table:formula="of:=SIN([.$C$15])" office:value-type="float" office:value="0" calcext:value-type="float">
            <text:p>0</text:p>
          </table:table-cell>
          <table:table-cell table:formula="of:=COS([.$C$15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QRT(1-[.O12]*[.O12]-[.O13]*[.O13])" office:value-type="float" office:value="0.990642897899542" calcext:value-type="float">
            <text:p>0.990642897899542</text:p>
          </table:table-cell>
          <table:table-cell/>
          <table:table-cell table:formula="of:=-[.O14]" office:value-type="float" office:value="-0.990642897899542" calcext:value-type="float">
            <text:p>-0.990642897899542</text:p>
          </table:table-cell>
          <table:table-cell/>
          <table:table-cell table:formula="of:=[.B10]" office:value-type="float" office:value="1.29853172330065" calcext:value-type="float">
            <text:p>1.29853172330065</text:p>
          </table:table-cell>
        </table:table-row>
        <table:table-row table:style-name="ro1">
          <table:table-cell office:value-type="string" calcext:value-type="string">
            <text:p>theta =</text:p>
          </table:table-cell>
          <table:table-cell table:formula="of:=[.B13]/[.$B$10]" office:value-type="float" office:value="-0.136906765223953" calcext:value-type="float">
            <text:p>-0.136906765223953</text:p>
          </table:table-cell>
          <table:table-cell table:formula="of:=[.C13]/[.$B$10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eenVectorLength = </text:p>
          </table:table-cell>
          <table:table-cell table:formula="of:=SQRT([.S2]*[.S2]+[.S3]*[.S3]+[.S4]*[.S4])" office:value-type="float" office:value="1.29853172330065" calcext:value-type="float">
            <text:p>1.29853172330065</text:p>
          </table:table-cell>
          <table:table-cell table:formula="of:=SQRT([.S7]*[.S7]+[.S8]*[.S8]+[.S9]*[.S9])" office:value-type="float" office:value="1.29853172330065" calcext:value-type="float">
            <text:p>1.29853172330065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irection Length</text:p>
          </table:table-cell>
          <table:table-cell table:formula="of:=SQRT([.O12]*[.O12]+[.O13]*[.O13]+[.O14]*[.O14])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lat screen coords =</text:p>
          </table:table-cell>
          <table:table-cell table:formula="of:=[.B1]/[.B2]*[.B7]-[.B6]" office:value-type="float" office:value="-0.177777777777778" calcext:value-type="float">
            <text:p>-0.177777777777778</text:p>
          </table:table-cell>
          <table:table-cell table:formula="of:=[.C1]/[.C2]*[.C7]-[.C6]" office:value-type="float" office:value="0" calcext:value-type="float">
            <text:p>0</text:p>
          </table:table-cell>
          <table:table-cell/>
          <table:table-cell office:value-type="string" calcext:value-type="string">
            <text:p>Flat Screen Direction Vector</text:p>
          </table:table-cell>
          <table:table-cell office:value-type="string" calcext:value-type="string">
            <text:p>Flat Screen Normalized</text:p>
          </table:table-cell>
          <table:table-cell table:number-columns-repeated="2"/>
          <table:table-cell office:value-type="string" calcext:value-type="string">
            <text:p>Sphere Position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 table:number-columns-repeated="4"/>
          <table:table-cell table:formula="of:=[.B21]-0" office:value-type="float" office:value="-0.177777777777778" calcext:value-type="float">
            <text:p>-0.177777777777778</text:p>
          </table:table-cell>
          <table:table-cell table:formula="of:=[.E22]/[.$E$26]" office:value-type="float" office:value="-0.135641471290068" calcext:value-type="float">
            <text:p>-0.1356414712900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Q12]*[.Q12]+[.Q13]*[.Q13]+[.Q14]*[.Q14]" office:value-type="float" office:value="1" calcext:value-type="float">
            <text:p>1</text:p>
          </table:table-cell>
          <table:table-cell table:formula="of:=2*([.L26]-[.L27])" office:value-type="float" office:value="-14.4604772335646" calcext:value-type="float">
            <text:p>-14.4604772335646</text:p>
          </table:table-cell>
          <table:table-cell table:formula="of:=[.M30]-[.I27]*[.I27]" office:value-type="float" office:value="52.268565316026" calcext:value-type="float">
            <text:p>52.268565316026</text:p>
          </table:table-cell>
          <table:table-cell/>
          <table:table-cell table:formula="of:=[.L22]*[.L22]-4*[.K22]*[.M22]" office:value-type="float" office:value="0.0311405583357782" calcext:value-type="float">
            <text:p>0.031140558335778</text:p>
          </table:table-cell>
          <table:table-cell/>
          <table:table-cell table:formula="of:=(-[.L22]-SQRT([.O22])) / (2 * [.K22])" office:value-type="float" office:value="7.14200517876731" calcext:value-type="float">
            <text:p>7.14200517876731</text:p>
          </table:table-cell>
          <table:table-cell table:formula="of:=(-[.L22]+SQRT([.O22])) / (2 * [.K22])" office:value-type="float" office:value="7.31847205479728" calcext:value-type="float">
            <text:p>7.31847205479728</text:p>
          </table:table-cell>
          <table:table-cell/>
        </table:table-row>
        <table:table-row table:style-name="ro1">
          <table:table-cell office:value-type="string" calcext:value-type="string">
            <text:p>pi * r =</text:p>
          </table:table-cell>
          <table:table-cell table:formula="of:=PI() * [.$B$10]" office:value-type="float" office:value="4.07945772237463" calcext:value-type="float">
            <text:p>4.07945772237463</text:p>
          </table:table-cell>
          <table:table-cell table:number-columns-repeated="2"/>
          <table:table-cell table:formula="of:=[.C21]-0" office:value-type="float" office:value="0" calcext:value-type="float">
            <text:p>0</text:p>
          </table:table-cell>
          <table:table-cell table:formula="of:=[.E23]/[.$E$26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0-[.$B$10]" office:value-type="float" office:value="-1.29853172330065" calcext:value-type="float">
            <text:p>-1.29853172330065</text:p>
          </table:table-cell>
          <table:table-cell table:formula="of:=[.E24]/[.$E$26]" office:value-type="float" office:value="-0.99075798824247" calcext:value-type="float">
            <text:p>-0.99075798824247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number-columns-repeated="7"/>
          <table:table-cell office:value-type="string" calcext:value-type="string">
            <text:p>HitPoint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[.$S12]+[.Q$22]*[.$Q12]" office:value-type="float" office:value="-0.974737162901558" calcext:value-type="float">
            <text:p>-0.974737162901558</text:p>
          </table:table-cell>
          <table:table-cell table:formula="of:=[.$S12]+[.R$22]*[.$Q12]" office:value-type="float" office:value="-0.998821270625104" calcext:value-type="float">
            <text:p>-0.998821270625104</text:p>
          </table:table-cell>
          <table:table-cell/>
        </table:table-row>
        <table:table-row table:style-name="ro1">
          <table:table-cell table:number-columns-repeated="4"/>
          <table:table-cell table:formula="of:=SQRT([.E22]*[.E22]+[.E23]*[.E23]+[.E24]*[.E24])" office:value-type="float" office:value="1.31064471718684" calcext:value-type="float">
            <text:p>1.31064471718684</text:p>
          </table:table-cell>
          <table:table-cell table:number-columns-repeated="3"/>
          <table:table-cell office:value-type="string" calcext:value-type="string">
            <text:p>Sphere Radius</text:p>
          </table:table-cell>
          <table:table-cell table:number-columns-repeated="2"/>
          <table:table-cell table:formula="of:=[.Q12]*[.S12]+[.Q13]*[.S13]+[.Q14]*[.S14]" office:value-type="float" office:value="-1.28638122938505" calcext:value-type="float">
            <text:p>-1.28638122938505</text:p>
          </table:table-cell>
          <table:table-cell table:formula="of:=[.S12]-[.I22]" office:value-type="float" office:value="0" calcext:value-type="float">
            <text:p>0</text:p>
          </table:table-cell>
          <table:table-cell table:number-columns-repeated="3"/>
          <table:table-cell table:formula="of:=[.$S13]+[.Q$22]*[.$Q13]" office:value-type="float" office:value="0" calcext:value-type="float">
            <text:p>0</text:p>
          </table:table-cell>
          <table:table-cell table:formula="of:=[.$S13]+[.R$22]*[.$Q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Q12]*[.I22]+[.Q13]*[.I23]+[.Q14]*[.I24]" office:value-type="float" office:value="5.94385738739725" calcext:value-type="float">
            <text:p>5.94385738739725</text:p>
          </table:table-cell>
          <table:table-cell table:formula="of:=[.S13]-[.I23]" office:value-type="float" office:value="0" calcext:value-type="float">
            <text:p>0</text:p>
          </table:table-cell>
          <table:table-cell table:number-columns-repeated="3"/>
          <table:table-cell table:formula="of:=[.$S14]+[.Q$22]*[.$Q14]" office:value-type="float" office:value="-5.77664498380693" calcext:value-type="float">
            <text:p>-5.77664498380693</text:p>
          </table:table-cell>
          <table:table-cell table:formula="of:=[.$S14]+[.R$22]*[.$Q14]" office:value-type="float" office:value="-5.95146064126054" calcext:value-type="float">
            <text:p>-5.95146064126054</text:p>
          </table:table-cell>
          <table:table-cell/>
        </table:table-row>
        <table:table-row table:style-name="ro1">
          <table:table-cell table:number-columns-repeated="12"/>
          <table:table-cell table:formula="of:=[.S14]-[.I24]" office:value-type="float" office:value="7.29853172330065" calcext:value-type="float">
            <text:p>7.29853172330065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[.M26]*[.M26]+[.M27]*[.M27]+[.M28]*[.M28]" office:value-type="float" office:value="53.268565316026" calcext:value-type="float">
            <text:p>53.268565316026</text:p>
          </table:table-cell>
          <table:table-cell table:number-columns-repeated="3"/>
          <table:table-cell table:formula="of:=[.Q25]-[.$I22]" office:value-type="float" office:value="-0.974737162901558" calcext:value-type="float">
            <text:p>-0.974737162901558</text:p>
          </table:table-cell>
          <table:table-cell table:formula="of:=[.R25]-[.$I22]" office:value-type="float" office:value="-0.998821270625104" calcext:value-type="float">
            <text:p>-0.998821270625104</text:p>
          </table:table-cell>
          <table:table-cell/>
        </table:table-row>
        <table:table-row table:style-name="ro1">
          <table:table-cell table:number-columns-repeated="16"/>
          <table:table-cell table:formula="of:=[.Q26]-[.$I23]" office:value-type="float" office:value="0" calcext:value-type="float">
            <text:p>0</text:p>
          </table:table-cell>
          <table:table-cell table:formula="of:=[.R26]-[.$I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[.Q27]-[.$I24]" office:value-type="float" office:value="0.223355016193072" calcext:value-type="float">
            <text:p>0.223355016193072</text:p>
          </table:table-cell>
          <table:table-cell table:formula="of:=[.R27]-[.$I24]" office:value-type="float" office:value="0.0485393587394594" calcext:value-type="float">
            <text:p>0.04853935873945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table:formula="of:=SQRT([.Q30]*[.Q30]+[.Q31]*[.Q31]+[.Q32]*[.Q32])" office:value-type="float" office:value="0.999999999999993" calcext:value-type="float">
            <text:p>0.999999999999993</text:p>
          </table:table-cell>
          <table:table-cell table:formula="of:=SQRT([.R30]*[.R30]+[.R31]*[.R31]+[.R32]*[.R32])" office:value-type="float" office:value="0.999999999999993" calcext:value-type="float">
            <text:p>0.999999999999993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Normalized Normal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[.Q30]/[.Q$34]" office:value-type="float" office:value="-0.974737162901565" calcext:value-type="float">
            <text:p>-0.974737162901565</text:p>
          </table:table-cell>
          <table:table-cell table:formula="of:=[.R30]/[.R$34]" office:value-type="float" office:value="-0.998821270625111" calcext:value-type="float">
            <text:p>-0.998821270625111</text:p>
          </table:table-cell>
          <table:table-cell/>
        </table:table-row>
        <table:table-row table:style-name="ro1">
          <table:table-cell table:number-columns-repeated="16"/>
          <table:table-cell table:formula="of:=[.Q31]/[.Q$34]" office:value-type="float" office:value="0" calcext:value-type="float">
            <text:p>0</text:p>
          </table:table-cell>
          <table:table-cell table:formula="of:=[.R31]/[.R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6"/>
          <table:table-cell table:formula="of:=[.Q32]/[.Q$34]" office:value-type="float" office:value="0.223355016193073" calcext:value-type="float">
            <text:p>0.223355016193073</text:p>
          </table:table-cell>
          <table:table-cell table:formula="of:=[.R32]/[.R$34]" office:value-type="float" office:value="0.0485393587394597" calcext:value-type="float">
            <text:p>0.048539358739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02:24.829233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0:36:25.146610936</meta:creation-date>
    <dc:date>2021-03-21T03:34:55.361849424</dc:date>
    <meta:editing-duration>PT58M11S</meta:editing-duration>
    <meta:editing-cycles>5</meta:editing-cycles>
    <meta:generator>LibreOffice/6.4.6.2$Linux_X86_64 LibreOffice_project/40$Build-2</meta:generator>
    <meta:document-statistic meta:table-count="2" meta:cell-count="242" meta:object-count="0"/>
  </office:meta>
</office:document-meta>
</file>